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2cm" style:rel-column-width="12332*"/>
    </style:style>
    <style:style style:name="Tabla1.B" style:family="table-column">
      <style:table-column-properties style:column-width="13.801cm" style:rel-column-width="53203*"/>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05e29" officeooo:paragraph-rsid="001b0d2e"/>
    </style:style>
    <style:style style:name="P2" style:family="paragraph" style:parent-style-name="Standard">
      <style:text-properties officeooo:paragraph-rsid="001b0d2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5e29" officeooo:paragraph-rsid="001b0d2e"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3c50" officeooo:paragraph-rsid="001b0d2e"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abac" officeooo:paragraph-rsid="001b0d2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abac" officeooo:paragraph-rsid="001b0d2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701d" officeooo:paragraph-rsid="001b0d2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officeooo:rsid="0019ac65" officeooo:paragraph-rsid="001b0d2e"/>
    </style:style>
    <style:style style:name="P9" style:family="paragraph" style:parent-style-name="Table_20_Contents">
      <style:paragraph-properties fo:text-align="start" style:justify-single-word="false"/>
      <style:text-properties officeooo:rsid="0019ac65" officeooo:paragraph-rsid="001b0d2e"/>
    </style:style>
    <style:style style:name="T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05e29"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b0d2e"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font-weight="normal" officeooo:rsid="001b0d2e" style:font-weight-asian="normal" style:font-weight-complex="normal"/>
    </style:style>
    <style:style style:name="T4" style:family="text">
      <style:text-properties officeooo:rsid="001b0d2e"/>
    </style:style>
    <style:style style:name="T5" style:family="text">
      <style:text-properties officeooo:rsid="001c75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la1" table:style-name="Tabla1" table:template-name="Default Style">
        <table:table-column table:style-name="Tabla1.A"/>
        <table:table-column table:style-name="Tabla1.B"/>
        <table:table-row>
          <table:table-cell table:style-name="Tabla1.A1" office:value-type="string">
            <text:p text:style-name="P3">ID de HU</text:p>
          </table:table-cell>
          <table:table-cell table:style-name="Tabla1.B1" office:value-type="string">
            <text:p text:style-name="P4">HU-0<text:span text:style-name="T4">0</text:span>2</text:p>
          </table:table-cell>
        </table:table-row>
        <table:table-row>
          <table:table-cell table:style-name="Tabla1.A2" office:value-type="string">
            <text:p text:style-name="P3">Titulo</text:p>
          </table:table-cell>
          <table:table-cell table:style-name="Tabla1.B2" office:value-type="string">
            <text:p text:style-name="P8">Gestionar <text:span text:style-name="T4">p</text:span>rofesores.</text:p>
          </table:table-cell>
        </table:table-row>
        <table:table-row>
          <table:table-cell table:style-name="Tabla1.A2" office:value-type="string">
            <text:p text:style-name="P3">Declaración</text:p>
          </table:table-cell>
          <table:table-cell table:style-name="Tabla1.B2" office:value-type="string">
            <text:p text:style-name="P9"><text:span text:style-name="T1">Como </text:span><text:span text:style-name="T2">a</text:span><text:span text:style-name="T1">dministrador necesito poder eliminar un profesor que ya no trabaja en la universidad.</text:span></text:p>
          </table:table-cell>
        </table:table-row>
        <table:table-row>
          <table:table-cell table:style-name="Tabla1.A2" office:value-type="string">
            <text:p text:style-name="P1">Descripción Detallada</text:p>
          </table:table-cell>
          <table:table-cell table:style-name="Tabla1.B2" office:value-type="string">
            <text:p text:style-name="P6"><text:span text:style-name="Strong_20_Emphasis"><text:span text:style-name="T3">Cuando un profesor deja de trabajar en la universidad se debe de eliminar, para ello el sistema debe ofrecer una opción “eliminar docente” la cual nos muestre un listado de todos los docentes. Cuando el administrador seleccione al docente al cual debe eliminar, el sistema emite un mensaje de “¿Está seguro?” junto con el botón de aceptar y el de cancelar. Si acepta, entonces el profesor quedará eliminado de la lista de profesores. En cambio si selecciona cancelar, volverá a la lista de profesores.</text:span></text:span></text:p>
          </table:table-cell>
        </table:table-row>
        <table:table-row>
          <table:table-cell table:style-name="Tabla1.A2" office:value-type="string">
            <text:p text:style-name="P3">Criterios de</text:p>
            <text:p text:style-name="P3">Validación</text:p>
            <text:p text:style-name="P3">(Criterios de</text:p>
            <text:p text:style-name="P3">Aceptación)</text:p>
          </table:table-cell>
          <table:table-cell table:style-name="Tabla1.B2" office:value-type="string">
            <text:p text:style-name="P5">1. <text:span text:style-name="T4">El listado de profesores debe estar ordenado alfabéticamente</text:span></text:p>
            <text:p text:style-name="P5">2. <text:span text:style-name="T4">Debe existir la posibilidad de volver a listar el ultimo profesor eliminado (en caso de eliminar a un profesor por accidente)</text:span></text:p>
            <text:p text:style-name="P5">3. <text:span text:style-name="T4">Se podrá filtrar la lista por distintos campos para facilitar la búsqueda del profesor (nombre, DNI, etc.). </text:span></text:p>
          </table:table-cell>
        </table:table-row>
        <table:table-row>
          <table:table-cell table:style-name="Tabla1.A2" office:value-type="string">
            <text:p text:style-name="P3">Tareas</text:p>
            <text:p text:style-name="P3">Asociadas a la </text:p>
            <text:p text:style-name="P3">Implementación</text:p>
          </table:table-cell>
          <table:table-cell table:style-name="Tabla1.B2" office:value-type="string">
            <text:p text:style-name="P7">1. <text:span text:style-name="T5">Creación de la base de datos de los docentes (tener en cuenta el ultimo docente eliminado)</text:span></text:p>
            <text:p text:style-name="P7">2. <text:span text:style-name="T5">Implementar las funciones de eliminar, filtrar, cancelar eliminación y deshacer eliminación.</text:span></text:p>
            <text:p text:style-name="P7">3. <text:span text:style-name="T5">Controlar que solo los administradores puedan tener acceso a esta funcionalidad del sistema.</text:span></text:p>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7T18:23:31.932131020</meta:creation-date>
    <dc:date>2025-09-17T18:41:45.995492163</dc:date>
    <meta:editing-duration>PT4M2S</meta:editing-duration>
    <meta:editing-cycles>1</meta:editing-cycles>
    <meta:generator>LibreOffice/24.2.7.2$Linux_X86_64 LibreOffice_project/420$Build-2</meta:generator>
    <meta:document-statistic meta:table-count="1" meta:image-count="0" meta:object-count="0" meta:page-count="1" meta:paragraph-count="21" meta:word-count="211" meta:character-count="1331" meta:non-whitespace-character-count="1139"/>
  </office:meta>
</office:document-meta>
</file>